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TimingResponseProtoco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noop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Resp</text:p>
          </table:table-cell>
          <table:table-cell table:style-name="ce1"/>
          <table:table-cell/>
          <table:table-cell office:value-type="string" calcext:value-type="string">
            <text:p>sendSnoopReq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recvTimingSnoopResp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endRetrySnoopResp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ecvTimingReq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sendRetryReq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sendResp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recvRespRetry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tryTim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Snoop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dRangeChan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AddrRan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bi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ndAtomicSno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dFunctionalSno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23:35:21.325879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1:23:55.385933659</meta:creation-date>
    <dc:date>2022-07-09T23:38:41.090606841</dc:date>
    <meta:editing-duration>PT8H57M59S</meta:editing-duration>
    <meta:editing-cycles>4</meta:editing-cycles>
    <meta:generator>LibreOffice/7.2.6.2$Linux_X86_64 LibreOffice_project/20$Build-2</meta:generator>
    <meta:document-statistic meta:table-count="1" meta:cell-count="20" meta:object-count="0"/>
  </office:meta>
</office:document-meta>
</file>